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c82fa" officeooo:paragraph-rsid="000c82fa"/>
    </style:style>
    <style:style style:name="P2" style:family="paragraph" style:parent-style-name="Preformatted_20_Text">
      <style:text-properties officeooo:rsid="000f454e" officeooo:paragraph-rsid="000f454e"/>
    </style:style>
    <style:style style:name="P3" style:family="paragraph" style:parent-style-name="Preformatted_20_Text">
      <style:text-properties officeooo:rsid="000f454e" officeooo:paragraph-rsid="00187e80"/>
    </style:style>
    <style:style style:name="P4" style:family="paragraph" style:parent-style-name="Preformatted_20_Text">
      <style:text-properties officeooo:rsid="000f454e" officeooo:paragraph-rsid="001bccba"/>
    </style:style>
    <style:style style:name="P5" style:family="paragraph" style:parent-style-name="Preformatted_20_Text">
      <style:text-properties officeooo:paragraph-rsid="000f454e"/>
    </style:style>
    <style:style style:name="P6" style:family="paragraph" style:parent-style-name="Preformatted_20_Text">
      <style:text-properties officeooo:rsid="0011b4b3" officeooo:paragraph-rsid="0011b4b3"/>
    </style:style>
    <style:style style:name="P7" style:family="paragraph" style:parent-style-name="Preformatted_20_Text">
      <style:text-properties officeooo:paragraph-rsid="001622d2"/>
    </style:style>
    <style:style style:name="P8" style:family="paragraph" style:parent-style-name="Preformatted_20_Text">
      <style:text-properties officeooo:rsid="00187e80" officeooo:paragraph-rsid="00187e80"/>
    </style:style>
    <style:style style:name="P9" style:family="paragraph" style:parent-style-name="Preformatted_20_Text">
      <style:text-properties officeooo:rsid="00187e80" officeooo:paragraph-rsid="001e8581"/>
    </style:style>
    <style:style style:name="P10" style:family="paragraph" style:parent-style-name="Preformatted_20_Text">
      <style:text-properties officeooo:paragraph-rsid="00187e80"/>
    </style:style>
    <style:style style:name="P11" style:family="paragraph" style:parent-style-name="Preformatted_20_Text">
      <style:text-properties officeooo:rsid="00192d96" officeooo:paragraph-rsid="00192d96"/>
    </style:style>
    <style:style style:name="P12" style:family="paragraph" style:parent-style-name="Preformatted_20_Text">
      <style:text-properties officeooo:rsid="00192d96" officeooo:paragraph-rsid="001e8581"/>
    </style:style>
    <style:style style:name="P13" style:family="paragraph" style:parent-style-name="Preformatted_20_Text">
      <style:text-properties officeooo:rsid="001cd48e" officeooo:paragraph-rsid="001cd48e"/>
    </style:style>
    <style:style style:name="P14" style:family="paragraph" style:parent-style-name="Preformatted_20_Text">
      <style:text-properties officeooo:paragraph-rsid="001e8581"/>
    </style:style>
    <style:style style:name="P15" style:family="paragraph" style:parent-style-name="Preformatted_20_Text">
      <style:text-properties officeooo:paragraph-rsid="001cd48e"/>
    </style:style>
    <style:style style:name="T1" style:family="text">
      <style:text-properties officeooo:rsid="000e7b4f"/>
    </style:style>
    <style:style style:name="T2" style:family="text">
      <style:text-properties officeooo:rsid="000f454e"/>
    </style:style>
    <style:style style:name="T3" style:family="text">
      <style:text-properties style:font-name="Liberation Mono" fo:font-size="10pt" officeooo:rsid="000f454e" style:font-name-asian="NSimSun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622d2" style:font-name-asian="NSimSun1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e8581" style:font-name-asian="NSimSun1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cd48e" style:font-name-asian="NSimSun1" style:font-size-asian="10pt" style:font-name-complex="Liberation Mono" style:font-size-complex="10pt"/>
    </style:style>
    <style:style style:name="T7" style:family="text">
      <style:text-properties officeooo:rsid="0011323a"/>
    </style:style>
    <style:style style:name="T8" style:family="text">
      <style:text-properties officeooo:rsid="001622d2"/>
    </style:style>
    <style:style style:name="T9" style:family="text">
      <style:text-properties officeooo:rsid="001bccba"/>
    </style:style>
    <style:style style:name="T10" style:family="text">
      <style:text-properties officeooo:rsid="001e8581"/>
    </style:style>
    <style:style style:name="T11" style:family="text">
      <style:text-properties officeooo:rsid="001fa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Associe deux listes au pseudo hasard.</text:p>
      <text:p text:style-name="Preformatted_20_Text">Ex<text:span text:style-name="T7">e</text:span>mple : une liste d'actions avec des personnes.</text:p>
      <text:p text:style-name="Preformatted_20_Text"/>
      <text:p text:style-name="Preformatted_20_Text"/>
      <text:p text:style-name="P1">V0.0 : </text:p>
      <text:p text:style-name="P1">Lis<text:span text:style-name="T1">te</text:span>s en dur.</text:p>
      <text:p text:style-name="P1">Cout.</text:p>
      <text:p text:style-name="P6">OK.</text:p>
      <text:p text:style-name="P6"/>
      <text:p text:style-name="P5"><text:span text:style-name="T2">V0.1 :</text:span></text:p>
      <text:p text:style-name="P5">Gestion des listes de taille non identiques.</text:p>
      <text:p text:style-name="P7"><text:span text:style-name="T8">O</text:span><text:span text:style-name="T4">K</text:span><text:span text:style-name="T8">.</text:span></text:p>
      <text:p text:style-name="P7"/>
      <text:p text:style-name="P5"><text:span text:style-name="T2">V0.</text:span><text:span text:style-name="T3">2</text:span><text:span text:style-name="T2"> :</text:span></text:p>
      <text:p text:style-name="P8">Fichiers.</text:p>
      <text:p text:style-name="P11">OK.</text:p>
      <text:p text:style-name="P9"/>
      <text:p text:style-name="P9">V0.3 :</text:p>
      <text:p text:style-name="P9">Mélange.</text:p>
      <text:p text:style-name="P14">"Liste1.txt" est prioritaire sur "Liste2.txt" </text:p>
      <text:p text:style-name="P12">OK.</text:p>
      <text:p text:style-name="P5"/>
      <text:p text:style-name="P5"><text:span text:style-name="T2">V0.</text:span><text:span text:style-name="T3">4 :</text:span></text:p>
      <text:p text:style-name="P5"><text:span text:style-name="T5">E</text:span>t le fichier final peut se faire en exportation cout, txt (csv) ou xHTML.</text:p>
      <text:p text:style-name="P3"/>
      <text:p text:style-name="P4"><text:span text:style-name="T9">V0.5 : </text:span></text:p>
      <text:p text:style-name="P4">Menu ?</text:p>
      <text:p text:style-name="P13">Choix des fichiers...</text:p>
      <text:p text:style-name="P2"/>
      <text:p text:style-name="P13">V1.0 :</text:p>
      <text:p text:style-name="P15"><text:span text:style-name="T6">F</text:span><text:span text:style-name="T11">ichier de langu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04T21:11:58.304000000</dc:date>
    <meta:editing-duration>PT2H28M31S</meta:editing-duration>
    <meta:editing-cycles>16</meta:editing-cycles>
    <meta:generator>LibreOffice/6.3.3.2$Windows_x86 LibreOffice_project/a64200df03143b798afd1ec74a12ab50359878ed</meta:generator>
    <meta:document-statistic meta:table-count="0" meta:image-count="0" meta:object-count="0" meta:page-count="1" meta:paragraph-count="23" meta:word-count="72" meta:character-count="388" meta:non-whitespace-character-count="336"/>
  </office:meta>
</office:document-meta>
</file>